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21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18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 style:list-style-name="L19">
      <style:paragraph-properties fo:text-align="start" style:justify-single-word="false"/>
    </style:style>
    <style:style style:name="P17" style:family="paragraph" style:parent-style-name="Standard" style:list-style-name="L20">
      <style:paragraph-properties fo:text-align="start" style:justify-single-word="false"/>
    </style:style>
    <style:style style:name="P18" style:family="paragraph" style:parent-style-name="Standard" style:list-style-name="L22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L23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24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 style:list-style-name="L16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 style:list-style-name="L17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 Stack</text:p>
      <text:p text:style-name="P1"/>
      <text:p text:style-name="P3">Project Full-Stack </text:p>
      <text:p text:style-name="P3"/>
      <text:p text:style-name="P4">App Environment</text:p>
      <text:p text:style-name="P3"/>
      <text:p text:style-name="P11"><text:tab/><text:span text:style-name="T4">Languages – </text:span></text:p>
      <text:p text:style-name="P11"><text:span text:style-name="T4"/></text:p>
      <text:list xml:id="list1307055647631527724" text:style-name="L6">
        <text:list-item>
          <text:p text:style-name="P13"><text:span text:style-name="T5">HTML 5</text:span></text:p>
        </text:list-item>
        <text:list-item>
          <text:p text:style-name="P13"><text:span text:style-name="T5">CSS</text:span></text:p>
        </text:list-item>
        <text:list-item>
          <text:p text:style-name="P13"><text:span text:style-name="T5">Javascript</text:span></text:p>
        </text:list-item>
      </text:list>
      <text:p text:style-name="P12"><text:span text:style-name="T5"><text:tab/></text:span></text:p>
      <text:p text:style-name="P11"><text:span text:style-name="T4"><text:tab/></text:span><text:span text:style-name="T2">Optional Language* -</text:span></text:p>
      <text:p text:style-name="P11"><text:span text:style-name="T2"/></text:p>
      <text:list xml:id="list8886743479010796849" text:style-name="L16">
        <text:list-item>
          <text:p text:style-name="P23">PostgreSQL</text:p>
        </text:list-item>
      </text:list>
      <text:p text:style-name="P22"><text:span text:style-name="T8"/></text:p>
      <text:p text:style-name="P22"><text:span text:style-name="T8"><text:tab/></text:span><text:span text:style-name="T9">Software Development Kit -</text:span></text:p>
      <text:p text:style-name="P22"><text:span text:style-name="T9"/></text:p>
      <text:list xml:id="list3810899491888621987" text:style-name="L17">
        <text:list-item>
          <text:p text:style-name="P24">Node.js</text:p>
        </text:list-item>
      </text:list>
      <text:p text:style-name="P11"><text:span text:style-name="T4"/></text:p>
      <text:p text:style-name="P11"><text:span text:style-name="T4"><text:tab/>HTML Client -</text:span></text:p>
      <text:p text:style-name="P11"><text:span text:style-name="T4"/></text:p>
      <text:list xml:id="list5519773839222226307" text:style-name="L18">
        <text:list-item>
          <text:p text:style-name="P14"><text:span text:style-name="T5">Axios</text:span></text:p>
        </text:list-item>
      </text:list>
      <text:p text:style-name="P12"><text:span text:style-name="T5"/></text:p>
      <text:p text:style-name="P12"><text:span text:style-name="T5"><text:tab/></text:span><text:span text:style-name="T4">Web Framework -</text:span></text:p>
      <text:p text:style-name="P12"><text:span text:style-name="T4"/></text:p>
      <text:list xml:id="list848787989527506074" text:style-name="L19">
        <text:list-item>
          <text:p text:style-name="P16"><text:span text:style-name="T6">Express</text:span></text:p>
        </text:list-item>
      </text:list>
      <text:p text:style-name="P15"><text:span text:style-name="T6"/></text:p>
      <text:p text:style-name="P15"><text:span text:style-name="T6"><text:tab/></text:span><text:span text:style-name="T4"> </text:span><text:span text:style-name="T7">Optional Password Hashing*</text:span><text:span text:style-name="T4"> -</text:span></text:p>
      <text:p text:style-name="P15"><text:span text:style-name="T4"/></text:p>
      <text:list xml:id="list2637496292937671438" text:style-name="L24">
        <text:list-item>
          <text:p text:style-name="P21"><text:span text:style-name="T5">bcrypt</text:span></text:p>
        </text:list-item>
      </text:list>
      <text:p text:style-name="P2"><text:span text:style-name="T10"/></text:p>
      <text:p text:style-name="P2"><text:span text:style-name="T10"><text:tab/></text:span><text:span text:style-name="T7">Optional Database* -</text:span></text:p>
      <text:p text:style-name="P11"><text:span text:style-name="T2"/></text:p>
      <text:list xml:id="list556956740559891683" text:style-name="L20">
        <text:list-item>
          <text:p text:style-name="P17"><text:span text:style-name="T6">Bit.io</text:span></text:p>
        </text:list-item>
      </text:list>
      <text:p text:style-name="P15"><text:span text:style-name="T6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oft-page-break/><text:span text:style-name="T10"/></text:p>
      <text:p text:style-name="P5"><text:span text:style-name="T10"/></text:p>
      <text:p text:style-name="P5"><text:span text:style-name="T10"/></text:p>
      <text:p text:style-name="P5"><text:span text:style-name="T10">App Testing</text:span></text:p>
      <text:p text:style-name="P6"><text:span text:style-name="T10"/></text:p>
      <text:p text:style-name="P8"><text:span text:style-name="T10"><text:tab/></text:span><text:span text:style-name="T4">Automation</text:span><text:span text:style-name="T6"> </text:span><text:span text:style-name="T4">Web Driver -</text:span></text:p>
      <text:p text:style-name="P8"><text:span text:style-name="T4"/></text:p>
      <text:list xml:id="list1732927001814390378" text:style-name="L21">
        <text:list-item>
          <text:p text:style-name="P10"><text:span text:style-name="T5">Selenium</text:span></text:p>
        </text:list-item>
      </text:list>
      <text:p text:style-name="P9"><text:span text:style-name="T5"/></text:p>
      <text:p text:style-name="P9"><text:span text:style-name="T5"><text:tab/></text:span></text:p>
      <text:p text:style-name="P9"><text:span text:style-name="T4"><text:tab/>Testing Framework -</text:span></text:p>
      <text:p text:style-name="P9"><text:span text:style-name="T4"/></text:p>
      <text:list xml:id="list3521437889592545850" text:style-name="L22">
        <text:list-item>
          <text:p text:style-name="P18"><text:span text:style-name="T3">Jest</text:span></text:p>
        </text:list-item>
      </text:list>
      <text:p text:style-name="P15"><text:span text:style-name="T3"/></text:p>
      <text:p text:style-name="P15"><text:span text:style-name="T3"/></text:p>
      <text:p text:style-name="P15"><text:span text:style-name="T11"><text:tab/></text:span><text:span text:style-name="T4">Error Monitoring -</text:span></text:p>
      <text:p text:style-name="P15"><text:span text:style-name="T4"/></text:p>
      <text:list xml:id="list2672727907789444602" text:style-name="L23">
        <text:list-item>
          <text:p text:style-name="P20"><text:span text:style-name="T5">Rollbar</text:span></text:p>
        </text:list-item>
      </text:list>
      <text:p text:style-name="P19"><text:span text:style-name="T5"/></text:p>
      <text:p text:style-name="P7"><text:span text:style-name="T8">App Deployment</text:span></text:p>
      <text:p text:style-name="P7"><text:span text:style-name="T8"/></text:p>
      <text:p text:style-name="P9"><text:span text:style-name="T8"><text:tab/></text:span><text:span text:style-name="T5">The app will be deployed via EC2 on Amazon Web Services.</text:span></text:p>
      <text:p text:style-name="P1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2T13:29:41.54</meta:creation-date>
    <dc:date>2023-05-22T14:15:12.52</dc:date>
    <meta:editing-duration>PT45M30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2" meta:paragraph-count="30" meta:word-count="78" meta:character-count="430"/>
  </office:meta>
</office:document-meta>
</file>